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966cc" draw:marker-start-width="0.352cm" draw:marker-end-width="0.352cm" draw:fill="none" draw:textarea-horizontal-align="justify" draw:textarea-vertical-align="middle" draw:auto-grow-height="false" fo:min-height="7.105cm" fo:min-width="6.855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83cm" fo:min-width="10.676cm"/>
    </style:style>
    <style:style style:name="gr3" style:family="graphic" style:parent-style-name="standard">
      <style:graphic-properties svg:stroke-color="#9966cc" draw:fill="solid" draw:fill-color="#9966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02cm"/>
    </style:style>
    <style:style style:name="gr7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15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6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168cm"/>
    </style:style>
    <style:style style:name="gr18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2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text-position="sub 58%" style:font-name="Times New Roman" fo:font-size="14pt" style:font-size-asian="14pt" style:font-size-complex="14pt"/>
    </style:style>
    <style:style style:name="T3" style:family="text">
      <style:text-properties style:font-name="Times New Roman2" fo:font-size="10pt" style:font-name-asian="Times New Roman2" style:font-size-asian="10pt" style:font-name-complex="Times New Roman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541cm" svg:height="10.541cm" svg:x="5.28cm" svg:y="-4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1.176cm" svg:height="9.933cm" svg:x="4.999cm" svg:y="-4.6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508cm" draw:transform="rotate (-0.838281639732876) translate (13.56cm 4.88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4" draw:text-style-name="P1" draw:layer="layout" svg:width="0.38cm" svg:height="0.634cm" svg:x="7.539cm" svg:y="5.025cm" svg:viewBox="0 0 381 635" draw:points="0,508 254,0 381,127 0,635">
            <text:p/>
          </draw:polygon>
        </draw:g>
        <draw:line draw:style-name="gr5" draw:text-style-name="P2" draw:layer="layout" svg:x1="2.354cm" svg:y1="2.272cm" svg:x2="2.354cm" svg:y2="3.773cm">
          <text:p/>
        </draw:line>
        <draw:line draw:style-name="gr5" draw:text-style-name="P2" draw:layer="layout" svg:x1="3.93cm" svg:y1="2.274cm" svg:x2="3.93cm" svg:y2="3.775cm">
          <text:p/>
        </draw:line>
        <draw:custom-shape draw:style-name="gr6" draw:text-style-name="P2" draw:layer="layout" svg:width="2.002cm" svg:height="0.225cm" svg:x="2.02cm" svg:y="2.97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937cm" svg:y1="3.1cm" svg:x2="10.676cm" svg:y2="3.1cm">
          <text:p/>
        </draw:line>
        <draw:line draw:style-name="gr7" draw:text-style-name="P2" draw:layer="layout" svg:x1="5.422cm" svg:y1="3.1cm" svg:x2="10.612cm" svg:y2="2.3cm">
          <text:p/>
        </draw:line>
        <draw:line draw:style-name="gr7" draw:text-style-name="P2" draw:layer="layout" svg:x1="5.423cm" svg:y1="3.101cm" svg:x2="10.612cm" svg:y2="3.801cm">
          <text:p/>
        </draw:line>
        <draw:line draw:style-name="gr7" draw:text-style-name="P2" draw:layer="layout" svg:x1="10.678cm" svg:y1="3.101cm" svg:x2="15.868cm" svg:y2="2.301cm">
          <text:p/>
        </draw:line>
        <draw:line draw:style-name="gr7" draw:text-style-name="P2" draw:layer="layout" svg:x1="10.678cm" svg:y1="3.103cm" svg:x2="15.867cm" svg:y2="3.803cm">
          <text:p/>
        </draw:line>
        <draw:line draw:style-name="gr7" draw:text-style-name="P2" draw:layer="layout" svg:x1="10.642cm" svg:y1="2.312cm" svg:x2="19.12cm" svg:y2="2.312cm">
          <text:p/>
        </draw:line>
        <draw:line draw:style-name="gr7" draw:text-style-name="P2" draw:layer="layout" svg:x1="10.644cm" svg:y1="3.82cm" svg:x2="19.121cm" svg:y2="3.82cm">
          <text:p/>
        </draw:line>
        <draw:line draw:style-name="gr8" draw:text-style-name="P2" draw:layer="layout" svg:x1="5.399cm" svg:y1="4.345cm" svg:x2="5.399cm" svg:y2="1.843cm">
          <text:p/>
        </draw:line>
        <draw:line draw:style-name="gr8" draw:text-style-name="P2" draw:layer="layout" svg:x1="10.653cm" svg:y1="4.346cm" svg:x2="10.653cm" svg:y2="1.844cm">
          <text:p/>
        </draw:line>
        <draw:line draw:style-name="gr8" draw:text-style-name="P2" draw:layer="layout" svg:x1="15.907cm" svg:y1="4.347cm" svg:x2="15.907cm" svg:y2="1.845cm">
          <text:p/>
        </draw:line>
        <draw:frame draw:style-name="gr9" draw:text-style-name="P4" draw:layer="layout" svg:width="1.561cm" svg:height="0.748cm" svg:x="2.575cm" svg:y="2.485cm">
          <draw:text-box>
            <text:p text:style-name="P3"><text:span text:style-name="T1">+side</text:span></text:p>
          </draw:text-box>
        </draw:frame>
        <draw:frame draw:style-name="gr10" draw:text-style-name="P4" draw:layer="layout" svg:width="1.466cm" svg:height="0.762cm" svg:x="2.644cm" svg:y="3.12cm">
          <draw:text-box>
            <text:p text:style-name="P3"><text:span text:style-name="T1">-side</text:span></text:p>
          </draw:text-box>
        </draw:frame>
        <draw:line draw:style-name="gr11" draw:text-style-name="P2" draw:layer="layout" svg:x1="0.3cm" svg:y1="3.078cm" svg:x2="1.321cm" svg:y2="3.078cm">
          <text:p/>
        </draw:line>
        <draw:line draw:style-name="gr11" draw:text-style-name="P2" draw:layer="layout" svg:x1="0.334cm" svg:y1="3.078cm" svg:x2="0.334cm" svg:y2="2.104cm">
          <text:p/>
        </draw:line>
        <draw:frame draw:style-name="gr12" draw:text-style-name="P4" draw:layer="layout" svg:width="1.168cm" svg:height="0.747cm" svg:x="0.681cm" svg:y="2.358cm">
          <draw:text-box>
            <text:p><text:span text:style-name="T1">+z</text:span></text:p>
          </draw:text-box>
        </draw:frame>
        <draw:frame draw:style-name="gr12" draw:text-style-name="P4" draw:layer="layout" svg:width="1.168cm" svg:height="0.747cm" svg:x="-0.081cm" svg:y="1.596cm">
          <draw:text-box>
            <text:p><text:span text:style-name="T1">+x</text:span></text:p>
          </draw:text-box>
        </draw:frame>
        <draw:custom-shape draw:style-name="gr13" draw:text-style-name="P5" draw:layer="layout" svg:width="2.169cm" svg:height="2.169cm" svg:x="18.265cm" svg:y="1.974cm">
          <text:p text:style-name="P2"><text:span text:style-name="T1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95cm" svg:height="0.895cm" svg:x="9.083cm" svg:y="3.926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895cm" svg:height="0.894cm" svg:x="9.083cm" svg:y="0.7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34cm" svg:height="0.334cm" svg:x="6.691cm" svg:y="1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668cm" svg:height="0.167cm" svg:x="6.024cm" svg:y="4.2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333cm" svg:height="0.333cm" svg:x="14.573cm" svg:y="4.16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668cm" svg:height="0.167cm" svg:x="13.905cm" svg:y="1.835cm">
          <text:p/>
          <draw:enhanced-geometry svg:viewBox="0 0 21600 21600" draw:mirror-vertical="true" draw:type="rectangle" draw:enhanced-path="M 0 0 L 21600 0 21600 21600 0 21600 0 0 Z N"/>
        </draw:custom-shape>
        <draw:frame draw:style-name="gr19" draw:text-style-name="P4" draw:layer="layout" svg:width="1.226cm" svg:height="0.959cm" svg:x="5.678cm" svg:y="1.399cm">
          <draw:text-box>
            <text:p text:style-name="P3"><text:span text:style-name="T1">+V</text:span><text:span text:style-name="T2">c1</text:span></text:p>
          </draw:text-box>
        </draw:frame>
        <draw:frame draw:style-name="gr20" draw:text-style-name="P4" draw:layer="layout" svg:width="1.483cm" svg:height="0.748cm" svg:x="6.191cm" svg:y="4.37cm">
          <draw:text-box>
            <text:p text:style-name="P3"><text:span text:style-name="T1">GND</text:span></text:p>
          </draw:text-box>
        </draw:frame>
        <draw:frame draw:style-name="gr21" draw:text-style-name="P4" draw:layer="layout" svg:width="1.483cm" svg:height="0.747cm" svg:x="14.05cm" svg:y="1.176cm">
          <draw:text-box>
            <text:p text:style-name="P3"><text:span text:style-name="T1">GND</text:span></text:p>
          </draw:text-box>
        </draw:frame>
        <draw:frame draw:style-name="gr22" draw:text-style-name="P4" draw:layer="layout" svg:width="1.493cm" svg:height="0.747cm" svg:x="1.714cm" svg:y="3.976cm">
          <draw:text-box>
            <text:p text:style-name="P3"><text:span text:style-name="T1">Slit 1</text:span></text:p>
          </draw:text-box>
        </draw:frame>
        <draw:frame draw:style-name="gr22" draw:text-style-name="P4" draw:layer="layout" svg:width="1.493cm" svg:height="0.747cm" svg:x="3.188cm" svg:y="3.976cm">
          <draw:text-box>
            <text:p text:style-name="P3"><text:span text:style-name="T1">Slit 2</text:span></text:p>
          </draw:text-box>
        </draw:frame>
        <draw:frame draw:style-name="gr23" draw:text-style-name="P4" draw:layer="layout" svg:width="2.224cm" svg:height="1.165cm" draw:transform="rotate (1.5707963267949) translate (5.35cm 3.947cm)">
          <draw:text-box>
            <text:p text:style-name="P3"><text:span text:style-name="T1">Grating 1</text:span></text:p>
          </draw:text-box>
        </draw:frame>
        <draw:line draw:style-name="gr24" draw:text-style-name="P2" draw:layer="layout" svg:x1="8.693cm" svg:y1="2.808cm" svg:x2="10.361cm" svg:y2="2.808cm">
          <text:p/>
        </draw:line>
        <draw:frame draw:style-name="gr20" draw:text-style-name="P4" draw:layer="layout" svg:width="1.483cm" svg:height="0.748cm" svg:x="7.525cm" svg:y="2.439cm">
          <draw:text-box>
            <text:p text:style-name="P3"><text:span text:style-name="T1">GND</text:span></text:p>
          </draw:text-box>
        </draw:frame>
        <draw:frame draw:style-name="gr19" draw:text-style-name="P4" draw:layer="layout" svg:width="1.226cm" svg:height="0.959cm" svg:x="13.381cm" svg:y="3.882cm">
          <draw:text-box>
            <text:p text:style-name="P3"><text:span text:style-name="T1">+V</text:span><text:span text:style-name="T2">c2</text:span></text:p>
          </draw:text-box>
        </draw:frame>
        <draw:frame draw:style-name="gr25" draw:text-style-name="P4" draw:layer="layout" svg:width="1.666cm" svg:height="0.959cm" svg:x="8.853cm" svg:y="-0.125cm">
          <draw:text-box>
            <text:p text:style-name="P3"><text:span text:style-name="T1">+V</text:span><text:span text:style-name="T2">pillars</text:span></text:p>
          </draw:text-box>
        </draw:frame>
        <draw:frame draw:style-name="gr23" draw:text-style-name="P4" draw:layer="layout" svg:width="2.224cm" svg:height="1.165cm" draw:transform="rotate (1.5707963267949) translate (10.625cm 3.947cm)">
          <draw:text-box>
            <text:p text:style-name="P3"><text:span text:style-name="T1">Grating 2</text:span></text:p>
          </draw:text-box>
        </draw:frame>
        <draw:frame draw:style-name="gr23" draw:text-style-name="P4" draw:layer="layout" svg:width="2.224cm" svg:height="1.165cm" draw:transform="rotate (1.5707963267949) translate (15.826cm 3.947cm)">
          <draw:text-box>
            <text:p text:style-name="P3"><text:span text:style-name="T1">Grating 3</text:span></text:p>
          </draw:text-box>
        </draw:frame>
        <draw:frame draw:style-name="gr26" draw:text-style-name="P4" draw:layer="layout" svg:width="1.581cm" svg:height="0.959cm" svg:x="8.682cm" svg:y="4.771cm">
          <draw:text-box>
            <text:p text:style-name="P3"><text:span text:style-name="T1">-V</text:span><text:span text:style-name="T2">pillars</text:span></text:p>
          </draw:text-box>
        </draw:frame>
        <draw:frame draw:style-name="gr26" draw:text-style-name="P4" draw:layer="layout" svg:width="1.581cm" svg:height="0.959cm" svg:x="13cm" svg:y="5.406cm">
          <draw:text-box>
            <text:p text:style-name="P3"><text:span text:style-name="T3">Ω</text:span><text:span text:style-name="T2">lab</text:span></text:p>
          </draw:text-box>
        </draw:frame>
        <draw:frame draw:style-name="gr27" draw:text-style-name="P4" draw:layer="layout" svg:width="2.187cm" svg:height="0.748cm" svg:x="17.715cm" svg:y="5.547cm">
          <draw:text-box>
            <text:p text:style-name="P3"><text:span text:style-name="T1">Not to sc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6-22T15:20:44.309419095</dc:date>
    <meta:editing-duration>PT3H15M20S</meta:editing-duration>
    <meta:editing-cycles>20</meta:editing-cycles>
    <meta:generator>LibreOffice/4.3.7.2$Linux_X86_64 LibreOffice_project/430m0$Build-2</meta:generator>
    <meta:document-statistic meta:object-count="46"/>
  </office:meta>
</office:document-meta>
</file>